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c3f3" officeooo:paragraph-rsid="0012c3f3"/>
    </style:style>
    <style:style style:name="P2" style:family="paragraph" style:parent-style-name="Standard">
      <style:text-properties officeooo:rsid="0012c3f3" officeooo:paragraph-rsid="00135d0f"/>
    </style:style>
    <style:style style:name="P3" style:family="paragraph" style:parent-style-name="Standard">
      <style:text-properties officeooo:rsid="00135d0f" officeooo:paragraph-rsid="00135d0f"/>
    </style:style>
    <style:style style:name="P4" style:family="paragraph" style:parent-style-name="Standard">
      <style:text-properties officeooo:rsid="00147f2c" officeooo:paragraph-rsid="00147f2c"/>
    </style:style>
    <style:style style:name="P5" style:family="paragraph" style:parent-style-name="Standard">
      <style:paragraph-properties fo:text-align="center" style:justify-single-word="false"/>
      <style:text-properties officeooo:rsid="00147f2c" officeooo:paragraph-rsid="00147f2c"/>
    </style:style>
    <style:style style:name="T1" style:family="text">
      <style:text-properties officeooo:rsid="00135d0f"/>
    </style:style>
    <style:style style:name="T2" style:family="text">
      <style:text-properties officeooo:rsid="00147f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drew Young</text:p>
      <text:p text:style-name="P4">CMSC495</text:p>
      <text:p text:style-name="P4"/>
      <text:p text:style-name="P5">Peer Review 3</text:p>
      <text:p text:style-name="P5"/>
      <text:p text:style-name="P3">I chose to review the "Simple Accounting System" project.</text:p>
      <text:p text:style-name="P3"/>
      <text:h text:style-name="Heading_20_3" text:outline-level="3">I Summary</text:h>
      <text:p text:style-name="P1"><text:tab/>Project Plan<text:span text:style-name="T1">- </text:span>The 'background' section provides a thorough explanation of how the accounts should relate to each other, and the purpose of each subsystem.<text:span text:style-name="T1"> The milestones are well-defined and provide fine-grained detail over what is necessary for the project to work.</text:span></text:p>
      <text:p text:style-name="P2"/>
      <text:p text:style-name="P2"><text:span text:style-name="T1"><text:tab/></text:span>Test Plan<text:span text:style-name="T1"> - The test plan seems comprehensive given the project's design. It gives a thorough, detailed view of what testing needs to happen and what results are to be expected.</text:span></text:p>
      <text:p text:style-name="P3"><text:tab/><text:tab/></text:p>
      <text:p text:style-name="P1"><text:tab/>User Guide<text:span text:style-name="T1"> - The user guide gives a clear idea of how the software is to be used.</text:span></text:p>
      <text:p text:style-name="P3"/>
      <text:p text:style-name="P1"><text:tab/>Development Plan<text:span text:style-name="T1"> - The development plan breaks down the interface into clearly defined components, and gives a clear ide of how the user interface is to be set up. In addition, a Gantt chart was created and used to great effect.</text:span></text:p>
      <text:p text:style-name="P2"/>
      <text:p text:style-name="P1"/>
      <text:h text:style-name="Heading_20_3" text:outline-level="3">II. Reactions</text:h>
      <text:p text:style-name="P1"/>
      <text:p text:style-name="P3"><text:span text:style-name="T2"><text:tab/></text:span>This project has an impressive level of detailed documentation. The development plan, Gantt chart, and set of screenshots showing how development proceeded were all thorough and well-put together. <text:s/>In general, everything was done in such a clear and analytical manner, that I have no doubt that if the plan is followed effectively, this group will end up with a functional piece of accounting software. Well done!</text:p>
      <text:p text:style-name="P1"/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23:59.030000000</meta:creation-date>
    <dc:date>2018-12-16T21:50:55.913000000</dc:date>
    <meta:editing-duration>PT16M36S</meta:editing-duration>
    <meta:editing-cycles>2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4" meta:word-count="216" meta:character-count="1285" meta:non-whitespace-character-count="1070"/>
  </office:meta>
</office:document-meta>
</file>